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da" fo:country="DK" officeooo:rsid="000033cc" officeooo:paragraph-rsid="000033cc" style:language-asian="zxx" style:country-asian="none" style:language-complex="zxx" style:country-complex="none"/>
    </style:style>
    <style:style style:name="P2" style:family="paragraph" style:parent-style-name="Text_20_body">
      <style:paragraph-properties fo:text-align="start" style:justify-single-word="false"/>
      <style:text-properties fo:language="da" fo:country="DK" officeooo:rsid="000033cc" officeooo:paragraph-rsid="000033cc" style:language-asian="zxx" style:country-asian="none" style:language-complex="zxx" style:country-complex="none"/>
    </style:style>
    <style:style style:name="P3" style:family="paragraph" style:parent-style-name="Text_20_body">
      <style:paragraph-properties fo:text-align="start" style:justify-single-word="false"/>
      <style:text-properties fo:language="da" fo:country="DK" officeooo:rsid="0001f098" officeooo:paragraph-rsid="0001f098" style:language-asian="zxx" style:country-asian="none" style:language-complex="zxx" style:country-complex="none"/>
    </style:style>
    <style:style style:name="P4" style:family="paragraph" style:parent-style-name="Text_20_body" style:list-style-name="L1">
      <style:paragraph-properties fo:text-align="start" style:justify-single-word="false"/>
      <style:text-properties fo:language="da" fo:country="DK" officeooo:rsid="0003a268" officeooo:paragraph-rsid="0003a268" style:language-asian="zxx" style:country-asian="none" style:language-complex="zxx" style:country-complex="none"/>
    </style:style>
    <style:style style:name="P5" style:family="paragraph" style:parent-style-name="Text_20_body">
      <style:paragraph-properties fo:text-align="start" style:justify-single-word="false"/>
      <style:text-properties fo:language="da" fo:country="DK" officeooo:rsid="0003a268" officeooo:paragraph-rsid="0003a268" style:language-asian="zxx" style:country-asian="none" style:language-complex="zxx" style:country-complex="none"/>
    </style:style>
    <style:style style:name="P6" style:family="paragraph" style:parent-style-name="Text_20_body">
      <style:paragraph-properties fo:text-align="start" style:justify-single-word="false"/>
      <style:text-properties fo:language="da" fo:country="DK" fo:font-weight="bold" officeooo:rsid="000033cc" officeooo:paragraph-rsid="000033cc" style:language-asian="zxx" style:country-asian="none" style:font-weight-asian="bold" style:language-complex="zxx" style:country-complex="none" style:font-weight-complex="bold"/>
    </style:style>
    <style:style style:name="P7" style:family="paragraph" style:parent-style-name="Text_20_body">
      <style:paragraph-properties fo:text-align="start" style:justify-single-word="false"/>
      <style:text-properties fo:language="da" fo:country="DK" fo:font-weight="bold" officeooo:rsid="000033cc" officeooo:paragraph-rsid="0000394b" style:language-asian="zxx" style:country-asian="none" style:font-weight-asian="bold" style:language-complex="zxx" style:country-complex="none" style:font-weight-complex="bold"/>
    </style:style>
    <style:style style:name="P8" style:family="paragraph" style:parent-style-name="Text_20_body">
      <style:paragraph-properties fo:text-align="start" style:justify-single-word="false"/>
      <style:text-properties fo:language="da" fo:country="DK" fo:font-weight="bold" officeooo:rsid="0003a268" officeooo:paragraph-rsid="0003a268" style:language-asian="zxx" style:country-asian="none" style:font-weight-asian="bold" style:language-complex="zxx" style:country-complex="none" style:font-weight-complex="bold"/>
    </style:style>
    <style:style style:name="P9" style:family="paragraph" style:parent-style-name="Text_20_body">
      <style:paragraph-properties fo:text-align="start" style:justify-single-word="false"/>
      <style:text-properties fo:language="da" fo:country="DK" fo:font-weight="bold" officeooo:rsid="00058271" officeooo:paragraph-rsid="00058271" style:language-asian="zxx" style:country-asian="none" style:font-weight-asian="bold" style:language-complex="zxx" style:country-complex="none" style:font-weight-complex="bold"/>
    </style:style>
    <style:style style:name="P10" style:family="paragraph" style:parent-style-name="Text_20_body">
      <style:paragraph-properties fo:text-align="start" style:justify-single-word="false"/>
      <style:text-properties fo:language="da" fo:country="DK" fo:font-weight="normal" officeooo:rsid="000033cc" officeooo:paragraph-rsid="000033cc" style:language-asian="zxx" style:country-asian="none" style:font-weight-asian="normal" style:language-complex="zxx" style:country-complex="none" style:font-weight-complex="normal"/>
    </style:style>
    <style:style style:name="P11" style:family="paragraph" style:parent-style-name="Text_20_body">
      <style:paragraph-properties fo:text-align="start" style:justify-single-word="false"/>
      <style:text-properties fo:language="da" fo:country="DK" fo:font-weight="normal" officeooo:rsid="0000394b" officeooo:paragraph-rsid="0000394b" style:language-asian="zxx" style:country-asian="none" style:font-weight-asian="normal" style:language-complex="zxx" style:country-complex="none" style:font-weight-complex="normal"/>
    </style:style>
    <style:style style:name="P12" style:family="paragraph" style:parent-style-name="Text_20_body">
      <style:paragraph-properties fo:text-align="start" style:justify-single-word="false"/>
      <style:text-properties fo:language="da" fo:country="DK" fo:font-weight="normal" officeooo:rsid="0001f098" officeooo:paragraph-rsid="0001f098" style:language-asian="zxx" style:country-asian="none" style:font-weight-asian="normal" style:language-complex="zxx" style:country-complex="none" style:font-weight-complex="normal"/>
    </style:style>
    <style:style style:name="P13" style:family="paragraph" style:parent-style-name="Text_20_body" style:list-style-name="L2">
      <style:paragraph-properties fo:text-align="start" style:justify-single-word="false"/>
      <style:text-properties fo:language="da" fo:country="DK" fo:font-weight="normal" officeooo:rsid="00058271" officeooo:paragraph-rsid="00058271" style:language-asian="zxx" style:country-asian="none" style:font-weight-asian="normal" style:language-complex="zxx" style:country-complex="none" style:font-weight-complex="normal"/>
    </style:style>
    <style:style style:name="P14" style:family="paragraph" style:parent-style-name="Text_20_body">
      <style:paragraph-properties fo:text-align="start" style:justify-single-word="false"/>
      <style:text-properties fo:language="da" fo:country="DK" fo:font-weight="normal" officeooo:rsid="00058271" officeooo:paragraph-rsid="00058271" style:language-asian="zxx" style:country-asian="none" style:font-weight-asian="normal" style:language-complex="zxx" style:country-complex="none" style:font-weight-complex="normal"/>
    </style:style>
    <style:style style:name="P15" style:family="paragraph" style:parent-style-name="Text_20_body" style:list-style-name="L5">
      <style:paragraph-properties fo:text-align="start" style:justify-single-word="false"/>
      <style:text-properties fo:language="da" fo:country="DK" fo:font-weight="normal" officeooo:rsid="00058271" officeooo:paragraph-rsid="00058271" style:language-asian="zxx" style:country-asian="none" style:font-weight-asian="normal" style:language-complex="zxx" style:country-complex="none" style:font-weight-complex="normal"/>
    </style:style>
    <style:style style:name="P16" style:family="paragraph" style:parent-style-name="Text_20_body" style:list-style-name="L5">
      <style:paragraph-properties fo:text-align="start" style:justify-single-word="false"/>
      <style:text-properties fo:language="da" fo:country="DK" fo:font-weight="normal" officeooo:rsid="00069a58" officeooo:paragraph-rsid="00069a58" style:language-asian="zxx" style:country-asian="none" style:font-weight-asian="normal" style:language-complex="zxx" style:country-complex="none" style:font-weight-complex="normal"/>
    </style:style>
    <style:style style:name="P17" style:family="paragraph" style:parent-style-name="Title">
      <style:text-properties fo:language="da" fo:country="DK" officeooo:rsid="000033cc" officeooo:paragraph-rsid="000033cc" style:language-asian="zxx" style:country-asian="none" style:language-complex="zxx" style:country-complex="none"/>
    </style:style>
    <style:style style:name="P18" style:family="paragraph" style:parent-style-name="Subtitle">
      <style:paragraph-properties fo:text-align="start" style:justify-single-word="false"/>
      <style:text-properties fo:language="da" fo:country="DK" officeooo:rsid="000033cc" officeooo:paragraph-rsid="000033cc" style:language-asian="zxx" style:country-asian="none" style:language-complex="zxx" style:country-complex="none"/>
    </style:style>
    <style:style style:name="P19" style:family="paragraph" style:parent-style-name="Subtitle">
      <style:paragraph-properties fo:text-align="start" style:justify-single-word="false"/>
      <style:text-properties fo:language="da" fo:country="DK" officeooo:rsid="0000394b" officeooo:paragraph-rsid="0000394b" style:language-asian="zxx" style:country-asian="none" style:language-complex="zxx" style:country-complex="none"/>
    </style:style>
    <style:style style:name="P20" style:family="paragraph" style:parent-style-name="Subtitle">
      <style:paragraph-properties fo:text-align="start" style:justify-single-word="false"/>
      <style:text-properties fo:language="da" fo:country="DK" officeooo:rsid="0003a268" officeooo:paragraph-rsid="0003a268" style:language-asian="zxx" style:country-asian="none" style:language-complex="zxx" style:country-complex="none"/>
    </style:style>
    <style:style style:name="P21" style:family="paragraph" style:parent-style-name="Subtitle">
      <style:paragraph-properties fo:text-align="start" style:justify-single-word="false"/>
      <style:text-properties fo:language="da" fo:country="DK" fo:font-weight="normal" officeooo:rsid="0000394b" officeooo:paragraph-rsid="0000394b" style:language-asian="zxx" style:country-asian="none" style:font-weight-asian="normal" style:language-complex="zxx" style:country-complex="none" style:font-weight-complex="normal"/>
    </style:style>
    <style:style style:name="P22" style:family="paragraph" style:parent-style-name="Subtitle">
      <style:paragraph-properties fo:text-align="start" style:justify-single-word="false"/>
      <style:text-properties fo:language="da" fo:country="DK" fo:font-weight="normal" officeooo:rsid="0001f098" officeooo:paragraph-rsid="0001f098" style:language-asian="zxx" style:country-asian="none" style:font-weight-asian="normal" style:language-complex="zxx" style:country-complex="none" style:font-weight-complex="normal"/>
    </style:style>
    <style:style style:name="T1" style:family="text">
      <style:text-properties officeooo:rsid="0000394b"/>
    </style:style>
    <style:style style:name="T2" style:family="text">
      <style:text-properties officeooo:rsid="00058271"/>
    </style:style>
    <style:style style:name="T3" style:family="text">
      <style:text-properties officeooo:rsid="00069a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Use Case 7 – Ændre busruteplan på server</text:p>
      <text:p text:style-name="P1"/>
      <text:p text:style-name="P18">Mål:</text:p>
      <text:p text:style-name="P2">Målet med denne Use Case er, at ændre ruten for et givent busnummer på serveren. Med ændre menes der, at enkelte punkter på ruten kan ændres. Dette kunne forekomme i tilfælde af busomlægning pga. Vejarbejde.</text:p>
      <text:p text:style-name="P2"/>
      <text:p text:style-name="P18">Initiering:</text:p>
      <text:p text:style-name="P2">Administratoren tilkendegiver over for online-systemet at han ønsker at ændre ruten for en given bus. Han præsenteres herefter for et værktøj, hvor han kan se bussens nuværende rute, samt mulighed for at fjerne og tilføje punkter. <text:span text:style-name="T1">Use Casen stopper igen, når administratoren trykker på gem rute eller annuller, i værktøjet.</text:span></text:p>
      <text:p text:style-name="P2"/>
      <text:p text:style-name="P18">Aktører:</text:p>
      <text:p text:style-name="P6">Primære aktører:</text:p>
      <text:p text:style-name="P10">Administrator</text:p>
      <text:p text:style-name="P10"/>
      <text:p text:style-name="P6">Sekundære aktører:</text:p>
      <text:p text:style-name="P10">Database</text:p>
      <text:p text:style-name="P10"/>
      <text:p text:style-name="P21">Antal samtidige forekomster</text:p>
      <text:p text:style-name="P11">En samtidig forekomst.</text:p>
      <text:p text:style-name="P11"/>
      <text:p text:style-name="P21">Ikke funktionelle krav:</text:p>
      <text:p text:style-name="P11">Kommer senere</text:p>
      <text:p text:style-name="P7"/>
      <text:p text:style-name="P21">Startbetingelser:</text:p>
      <text:p text:style-name="P11">Man skal være logget ind på hjemmesiden som administrator.</text:p>
      <text:p text:style-name="P11"/>
      <text:p text:style-name="P19">Slutresultat ved succes:</text:p>
      <text:p text:style-name="P3">Den valgte busrute vil være blevet opdateret på databasen. Herunder vil nye punkter blive tilføjet, og ikke længere gældende punkter vil blive slettet.</text:p>
      <text:p text:style-name="P22"><text:soft-page-break/>Slutresultat ved undtagelser:</text:p>
      <text:p text:style-name="P12">De valgte busrute vil ikke blive opdateret. Hvis administratoren har lavet ændringer og trykker <text:span text:style-name="T2">annuller</text:span> eller lukker browser vinduet, vil han blive præsenteret for en besked. Her for han muligheden for at gemme eller lukke. Hvis han gemmer bliver data gemt, som ved succes og hvis han trykker lukker, vil ændret data ikke blive gemt.</text:p>
      <text:p text:style-name="P12"/>
      <text:p text:style-name="P20">Normalforløb</text:p>
      <text:list xml:id="list4413015212839811861" text:style-name="L1">
        <text:list-item>
          <text:p text:style-name="P4">Administrator <text:span text:style-name="T2">tilkendegiver</text:span> over for online-system, at han ønsker at ændre rute.</text:p>
        </text:list-item>
        <text:list-item>
          <text:p text:style-name="P4">Et værktøj bliver præsenteret, hvor i administratoren kan tilføje og fjerne veje og stoppesteder.</text:p>
        </text:list-item>
        <text:list-item>
          <text:p text:style-name="P4">Ruten ændres i det omfang der er behov for.</text:p>
        </text:list-item>
        <text:list-item>
          <text:p text:style-name="P4">Gem knappen trykkes.</text:p>
        </text:list-item>
        <text:list-item>
          <text:p text:style-name="P4">Databasen opdateres med den ændrede rute.</text:p>
        </text:list-item>
      </text:list>
      <text:p text:style-name="P5"/>
      <text:p text:style-name="P20">Undtagelser:</text:p>
      <text:p text:style-name="P8">Undtagelse 1: Administratoren trykker på annuller eller lukker browseren, før ændringer er foretaget.</text:p>
      <text:list xml:id="list9130764065166256852" text:style-name="L2">
        <text:list-item>
          <text:p text:style-name="P13">Der trykkes på annuller</text:p>
          <text:list>
            <text:list-item>
              <text:p text:style-name="P13">Der returneres til administrations-hovedskærmen</text:p>
            </text:list-item>
          </text:list>
        </text:list-item>
        <text:list-item>
          <text:p text:style-name="P13">Browseren lukkes</text:p>
          <text:list>
            <text:list-item>
              <text:p text:style-name="P13">Administratoren logges af, og <text:span text:style-name="T3">browseren lukker ned.</text:span></text:p>
            </text:list-item>
          </text:list>
        </text:list-item>
      </text:list>
      <text:p text:style-name="P14"/>
      <text:p text:style-name="P9">Undtagelse 2: Administratoren trykker på annuller eller lukke browseren, efter ændringer er foretaget</text:p>
      <text:list xml:id="list1625609041879422746" text:style-name="L5">
        <text:list-item>
          <text:p text:style-name="P15">Der trykkes på annuller.</text:p>
          <text:list>
            <text:list-item>
              <text:p text:style-name="P15">Administratoren bliver præsenteret for en beskedboks, hvori han bliver spurgt, om han vil gemme eller ej.</text:p>
              <text:list>
                <text:list-item>
                  <text:p text:style-name="P15">Hvis han ikke ønsker at gemme, returneres han til administrations-hovedskærmen</text:p>
                </text:list-item>
                <text:list-item>
                  <text:p text:style-name="P15">Hvis han ønsker at gemme, bliver databasen opdateret, med de ændringer han har foretaget. <text:span text:style-name="T3">Herefter returneres der til administrations-hovedskærmen</text:span></text:p>
                </text:list-item>
              </text:list>
            </text:list-item>
          </text:list>
        </text:list-item>
        <text:list-item>
          <text:p text:style-name="P15">Browseren lukkes</text:p>
          <text:list>
            <text:list-item>
              <text:p text:style-name="P15">Administratoren bliver præsenteret for en beskedboks, hvori han bliver spurgt, <text:span text:style-name="T3">om han vil gemme eller ej</text:span></text:p>
              <text:list>
                <text:list-item>
                  <text:p text:style-name="P16">Hvis han ikke ønsker at gemme, logges han ud af systemet og browseren lukker ned.</text:p>
                </text:list-item>
                <text:list-item>
                  <text:p text:style-name="P16">Hvis han ønsker at gemme, bliver database opdatere, med de ændringer han har foretage. Herefter lukkes browseren ned.</text:p>
                </text:list-item>
              </text:list>
            </text:list-item>
          </text:list>
        </text:list-item>
      </text:list>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4.1.0.4$Windows_x86 LibreOffice_project/89ea49ddacd9aa532507cbf852f2bb22b1ace28</meta:generator>
    <dc:date>2013-09-11T10:11:27.250000000</dc:date>
    <meta:document-statistic meta:table-count="0" meta:image-count="0" meta:object-count="0" meta:page-count="2" meta:paragraph-count="41" meta:word-count="411" meta:character-count="2699" meta:non-whitespace-character-count="2337"/>
    <meta:user-defined meta:name="Info 1"/>
    <meta:user-defined meta:name="Info 2"/>
    <meta:user-defined meta:name="Info 3"/>
    <meta:user-defined meta:name="Info 4"/>
  </office:meta>
</office:document-meta>
</file>